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paragraph-rsid="0005d541"/>
    </style:style>
    <style:style style:name="P2" style:family="paragraph" style:parent-style-name="Standard">
      <style:text-properties officeooo:rsid="0007ddfe" officeooo:paragraph-rsid="0007ddfe"/>
    </style:style>
    <style:style style:name="P3" style:family="paragraph" style:parent-style-name="Standard">
      <style:text-properties officeooo:rsid="001d5098"/>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break-before="page"/>
      <style:text-properties fo:font-weight="bold" style:font-weight-asian="bold" style:font-weight-complex="bold"/>
    </style:style>
    <style:style style:name="P6" style:family="paragraph" style:parent-style-name="Standard">
      <style:text-properties officeooo:rsid="001e697e" officeooo:paragraph-rsid="001e697e"/>
    </style:style>
    <style:style style:name="P7" style:family="paragraph" style:parent-style-name="Standard">
      <style:text-properties officeooo:paragraph-rsid="002497be"/>
    </style:style>
    <style:style style:name="P8" style:family="paragraph" style:parent-style-name="Standard">
      <style:text-properties officeooo:paragraph-rsid="0026a4e1"/>
    </style:style>
    <style:style style:name="P9" style:family="paragraph" style:parent-style-name="Standard">
      <style:text-properties officeooo:rsid="0027f94e" officeooo:paragraph-rsid="0027f94e"/>
    </style:style>
    <style:style style:name="P10" style:family="paragraph" style:parent-style-name="Standard">
      <style:text-properties officeooo:paragraph-rsid="0027f94e"/>
    </style:style>
    <style:style style:name="P11" style:family="paragraph" style:parent-style-name="Standard" style:list-style-name="Numbering_20_abc">
      <style:text-properties fo:font-weight="bold" officeooo:rsid="0007ddfe" officeooo:paragraph-rsid="0007ddfe" style:font-weight-asian="bold" style:font-weight-complex="bold"/>
    </style:style>
    <style:style style:name="P12" style:family="paragraph" style:parent-style-name="Standard" style:list-style-name="Numbering_20_abc">
      <style:paragraph-properties fo:break-before="page"/>
      <style:text-properties fo:font-weight="bold" officeooo:rsid="0007ddfe" officeooo:paragraph-rsid="0007ddfe" style:font-weight-asian="bold"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list-style-name="Numbering_20_abc">
      <style:text-properties officeooo:rsid="00093512" officeooo:paragraph-rsid="000e9f32"/>
    </style:style>
    <style:style style:name="P15" style:family="paragraph" style:parent-style-name="Standard" style:list-style-name="Numbering_20_abc">
      <style:text-properties officeooo:rsid="00093512" officeooo:paragraph-rsid="00093512"/>
    </style:style>
    <style:style style:name="P16" style:family="paragraph" style:parent-style-name="Standard" style:list-style-name="Numbering_20_abc">
      <style:text-properties officeooo:rsid="0017eaff" officeooo:paragraph-rsid="0017eaff"/>
    </style:style>
    <style:style style:name="P17" style:family="paragraph" style:parent-style-name="Standard" style:list-style-name="Numbering_20_abc">
      <style:text-properties officeooo:rsid="0017eaff" officeooo:paragraph-rsid="001c7217"/>
    </style:style>
    <style:style style:name="P18" style:family="paragraph" style:parent-style-name="Standard" style:list-style-name="Numbering_20_abc">
      <style:text-properties officeooo:rsid="001c7217" officeooo:paragraph-rsid="001c7217"/>
    </style:style>
    <style:style style:name="P19" style:family="paragraph" style:parent-style-name="Standard" style:list-style-name="Numbering_20_abc">
      <style:text-properties officeooo:rsid="001cf271" officeooo:paragraph-rsid="001cf271"/>
    </style:style>
    <style:style style:name="P20" style:family="paragraph" style:parent-style-name="Standard" style:list-style-name="Numbering_20_abc">
      <style:text-properties officeooo:rsid="001e697e" officeooo:paragraph-rsid="001f5b24"/>
    </style:style>
    <style:style style:name="P21" style:family="paragraph" style:parent-style-name="Standard" style:list-style-name="Numbering_20_abc">
      <style:text-properties officeooo:rsid="001f5b24" officeooo:paragraph-rsid="001f5b24"/>
    </style:style>
    <style:style style:name="P22" style:family="paragraph" style:parent-style-name="Standard" style:list-style-name="Numbering_20_abc">
      <style:text-properties officeooo:rsid="0009a1b2" officeooo:paragraph-rsid="0009a1b2"/>
    </style:style>
    <style:style style:name="P23" style:family="paragraph" style:parent-style-name="Standard" style:list-style-name="Numbering_20_abc">
      <style:text-properties officeooo:rsid="00202f2b" officeooo:paragraph-rsid="00202f2b"/>
    </style:style>
    <style:style style:name="P24" style:family="paragraph" style:parent-style-name="Standard" style:list-style-name="Numbering_20_abc">
      <style:text-properties officeooo:rsid="002189a3" officeooo:paragraph-rsid="00226a7f"/>
    </style:style>
    <style:style style:name="P25" style:family="paragraph" style:parent-style-name="Standard" style:list-style-name="Numbering_20_abc">
      <style:text-properties officeooo:rsid="00226a7f" officeooo:paragraph-rsid="00226a7f"/>
    </style:style>
    <style:style style:name="P26" style:family="paragraph" style:parent-style-name="Standard">
      <style:text-properties officeooo:rsid="002c00e6" officeooo:paragraph-rsid="002c00e6"/>
    </style:style>
    <style:style style:name="P27" style:family="paragraph" style:parent-style-name="Standard">
      <style:text-properties officeooo:paragraph-rsid="002c00e6"/>
    </style:style>
    <style:style style:name="P28" style:family="paragraph" style:parent-style-name="Standard">
      <style:text-properties officeooo:paragraph-rsid="002cde13"/>
    </style:style>
    <style:style style:name="P29" style:family="paragraph" style:parent-style-name="Standard">
      <style:text-properties officeooo:rsid="002f21ee" officeooo:paragraph-rsid="002f21ee"/>
    </style:style>
    <style:style style:name="P30" style:family="paragraph" style:parent-style-name="Standard">
      <style:text-properties officeooo:rsid="0031083b" officeooo:paragraph-rsid="0031083b"/>
    </style:style>
    <style:style style:name="P31" style:family="paragraph" style:parent-style-name="Standard">
      <style:text-properties officeooo:rsid="003355c9" officeooo:paragraph-rsid="003355c9"/>
    </style:style>
    <style:style style:name="T1" style:family="text">
      <style:text-properties officeooo:rsid="0005d541"/>
    </style:style>
    <style:style style:name="T2" style:family="text">
      <style:text-properties officeooo:rsid="00093512"/>
    </style:style>
    <style:style style:name="T3" style:family="text">
      <style:text-properties officeooo:rsid="0009a1b2"/>
    </style:style>
    <style:style style:name="T4" style:family="text">
      <style:text-properties officeooo:rsid="000ae270"/>
    </style:style>
    <style:style style:name="T5" style:family="text">
      <style:text-properties officeooo:rsid="000c4841"/>
    </style:style>
    <style:style style:name="T6" style:family="text">
      <style:text-properties officeooo:rsid="000e4336"/>
    </style:style>
    <style:style style:name="T7" style:family="text">
      <style:text-properties officeooo:rsid="000e9f32"/>
    </style:style>
    <style:style style:name="T8" style:family="text">
      <style:text-properties officeooo:rsid="000ff4c9"/>
    </style:style>
    <style:style style:name="T9" style:family="text">
      <style:text-properties officeooo:rsid="0011d42b"/>
    </style:style>
    <style:style style:name="T10" style:family="text">
      <style:text-properties officeooo:rsid="00154387"/>
    </style:style>
    <style:style style:name="T11" style:family="text">
      <style:text-properties officeooo:rsid="0016f623"/>
    </style:style>
    <style:style style:name="T12" style:family="text">
      <style:text-properties officeooo:rsid="0018ae8d"/>
    </style:style>
    <style:style style:name="T13" style:family="text">
      <style:text-properties officeooo:rsid="00191f1b"/>
    </style:style>
    <style:style style:name="T14" style:family="text">
      <style:text-properties officeooo:rsid="001a1d75"/>
    </style:style>
    <style:style style:name="T15" style:family="text">
      <style:text-properties officeooo:rsid="001a7654"/>
    </style:style>
    <style:style style:name="T16" style:family="text">
      <style:text-properties officeooo:rsid="001c7217"/>
    </style:style>
    <style:style style:name="T17" style:family="text">
      <style:text-properties officeooo:rsid="001cf271"/>
    </style:style>
    <style:style style:name="T18" style:family="text">
      <style:text-properties officeooo:rsid="001d5098"/>
    </style:style>
    <style:style style:name="T19" style:family="text">
      <style:text-properties officeooo:rsid="001e697e"/>
    </style:style>
    <style:style style:name="T20" style:family="text">
      <style:text-properties officeooo:rsid="001f5b24"/>
    </style:style>
    <style:style style:name="T21" style:family="text">
      <style:text-properties officeooo:rsid="00202f2b"/>
    </style:style>
    <style:style style:name="T22" style:family="text">
      <style:text-properties officeooo:rsid="00208757"/>
    </style:style>
    <style:style style:name="T23" style:family="text">
      <style:text-properties fo:font-weight="bold" style:font-weight-asian="bold" style:font-weight-complex="bold"/>
    </style:style>
    <style:style style:name="T24" style:family="text">
      <style:text-properties fo:font-weight="bold" officeooo:rsid="002cde13" style:font-weight-asian="bold" style:font-weight-complex="bold"/>
    </style:style>
    <style:style style:name="T25" style:family="text">
      <style:text-properties officeooo:rsid="002189a3"/>
    </style:style>
    <style:style style:name="T26" style:family="text">
      <style:text-properties officeooo:rsid="00226a7f"/>
    </style:style>
    <style:style style:name="T27" style:family="text">
      <style:text-properties officeooo:rsid="00242497"/>
    </style:style>
    <style:style style:name="T28" style:family="text">
      <style:text-properties officeooo:rsid="00243e70"/>
    </style:style>
    <style:style style:name="T29" style:family="text">
      <style:text-properties officeooo:rsid="002497be"/>
    </style:style>
    <style:style style:name="T30" style:family="text">
      <style:text-properties officeooo:rsid="0026a4e1"/>
    </style:style>
    <style:style style:name="T31" style:family="text">
      <style:text-properties officeooo:rsid="0027f94e"/>
    </style:style>
    <style:style style:name="T32" style:family="text">
      <style:text-properties officeooo:rsid="002c00e6"/>
    </style:style>
    <style:style style:name="T33" style:family="text">
      <style:text-properties officeooo:rsid="002cde13"/>
    </style:style>
    <style:style style:name="T34" style:family="text">
      <style:text-properties officeooo:rsid="002eb733"/>
    </style:style>
    <style:style style:name="T35" style:family="text">
      <style:text-properties officeooo:rsid="002f21ee"/>
    </style:style>
    <style:style style:name="T36" style:family="text">
      <style:text-properties officeooo:rsid="00327b6b"/>
    </style:style>
    <style:style style:name="T37" style:family="text">
      <style:text-properties officeooo:rsid="003355c9"/>
    </style:style>
    <style:style style:name="T38" style:family="text">
      <style:text-properties officeooo:rsid="00337c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Consider the following list of information: (40 Pts)</text:p>
      <text:p text:style-name="Standard"><text:span text:style-name="T1">a.) </text:span>Launch codes sufficient to launch a nuclear missile. <text:s/>This is while the codes are being transferred to a military base and not in a time of crisis. (The government sending the codes)</text:p>
      <text:p text:style-name="Standard"><text:span text:style-name="T1">b.) </text:span>Recipe for Coca Cola stored. (The Coca Cola Company)</text:p>
      <text:p text:style-name="Standard"><text:span text:style-name="T1">c.) </text:span>"Commander, Attack at 6 AM, Tomorrow." (The Commander)</text:p>
      <text:p text:style-name="P1"><text:span text:style-name="T1">d.) </text:span>Amount Dr. Daniels is to be paid next month stored in the payroll system at Iowa State. (Iowa State University)</text:p>
      <text:p text:style-name="P1"><text:span text:style-name="T1">e.) </text:span>Identity of a person reporting local police misconduct to federal authorities. (The person reporting)</text:p>
      <text:p text:style-name="Standard"><text:span text:style-name="T1">f.) </text:span>Your password for accessplus. (You)</text:p>
      <text:p text:style-name="Standard"/>
      <text:p text:style-name="Standard">For each, consider that an <text:span text:style-name="T23">attacker might compromise</text:span> the security goals of Confidentiality, Integrity, or Availability of the information in some way. <text:s/>Give the most critical of those three goals to maintain as well as the least critical to maintain from the perspective of the subject identified in parentheses. Justify your answer based on the impact of the compromise. <text:s/>How does the likelihood or probability of a threat play a role in your analysis.</text:p>
      <text:p text:style-name="P3"/>
      <text:p text:style-name="P6">I just said why I ranked all three. Likelihood is pretty much made of unlikely, possible, or likely. Most things being possible. <text:span text:style-name="T26">It really comes into play when things are of similarly ranked. </text:span></text:p>
      <text:p text:style-name="P3"/>
      <text:list xml:id="list2276382035" text:style-name="Numbering_20_abc">
        <text:list-item>
          <text:p text:style-name="P11"><text:span text:style-name="T10">C</text:span>IA</text:p>
          <text:list>
            <text:list-item>
              <text:p text:style-name="P14">Confidentiality is <text:span text:style-name="T7">most critical</text:span>. <text:span text:style-name="T6">If confidentiality is compromised, this would mean that the codes are read in transit, but still usable to the military base for later use. </text:span><text:span text:style-name="T9">However, this means that someone else </text:span><text:span text:style-name="T11">knows the codes to issue a nuclear attack. This has massive damages that could occur if someone decides to send the nuclear codes maliciously. <text:s/></text:span></text:p>
            </text:list-item>
            <text:list-item>
              <text:p text:style-name="P14">Integrity is <text:span text:style-name="T7">second </text:span>most critical. <text:span text:style-name="T3">If integrity </text:span><text:span text:style-name="T4">is compromised, this </text:span><text:span text:style-name="T5">would mean that the codes are modified in transit and thus unusable to launch of missiles if needed later. </text:span><text:span text:style-name="T6">So, if a time of crisis occurs later, then the missiles are unusable. </text:span><text:span text:style-name="T7">However, the cases of crisis for militaries to use nuclear weapons is historically infrequent </text:span><text:span text:style-name="T8">ie never have we </text:span><text:span text:style-name="T9">actual had nuclear war. So this is still important </text:span><text:span text:style-name="T11">in means of defensive action</text:span><text:span text:style-name="T9">, but </text:span><text:span text:style-name="T11">we haven’t had a recent present threat. (The current political climate could change how this is ranked.)</text:span></text:p>
            </text:list-item>
            <text:list-item>
              <text:p text:style-name="P15">Availability is least critical. <text:span text:style-name="T6">If availability is compromised, this would be a wire breaking or a connection failing to transfer the codes in some way. This means that another attempt would be needed to send the codes. Since it is not time sensitive to send them, very little damage is done by this making availability the lowest priority. </text:span></text:p>
            </text:list-item>
          </text:list>
        </text:list-item>
        <text:list-item>
          <text:p text:style-name="P11">C<text:span text:style-name="T13">AI</text:span></text:p>
          <text:list>
            <text:list-item>
              <text:p text:style-name="P16">Confidentiality is most critical. If confidentiality is broken, then someone inappropriately accessed the recipe to their soda. Worst case comes down to the recipe being released and coke losing their trade secret on the recipe as it is no longer secret. This hypothetical is the most damaging action to Coke’s ability to sell soda and make revenue. <text:s text:c="2"/></text:p>
            </text:list-item>
            <text:list-item>
              <text:p text:style-name="P16">Availability is <text:span text:style-name="T13">second most</text:span> critical. If availability is lost, then that means the recipe is no longer accessible or lost. My thought here is that this is likely to impact co<text:span text:style-name="T38">c</text:span>a cola very little. The people who are making Coke already know how to make it and don’t need the recipe. <text:span text:style-name="T12">These people can also pass on what they know to others via training.</text:span> </text:p>
            </text:list-item>
            <text:list-item>
              <text:p text:style-name="P17">Integrity is <text:span text:style-name="T13">least</text:span> critical. <text:span text:style-name="T13">If integrity is lost, then someone modified the recipe. </text:span><text:span text:style-name="T14">Like I said above, I don’t </text:span><text:span text:style-name="T15">think </text:span><text:span text:style-name="T14">the circumstance where Coca-Cola needs to reference </text:span><text:span text:style-name="T15">the recipe is very common. A case like that would be a strike by workers or some major catastrophic event. I don’t think these things are very common. </text:span><text:span text:style-name="T16">But if they occur, then coke’s recipe is different</text:span><text:span text:style-name="T15"> </text:span><text:span text:style-name="T16">and people may or may not notice. The harm and likelihood both seem pretty low. </text:span></text:p>
            </text:list-item>
          </text:list>
        </text:list-item>
      </text:list>
      <text:p text:style-name="P2"/>
      <text:list xml:id="list2641758875109" text:continue-numbering="true" text:style-name="Numbering_20_abc">
        <text:list-item>
          <text:p text:style-name="P12">C<text:span text:style-name="T2">I</text:span><text:span text:style-name="T17">A </text:span></text:p>
          <text:list>
            <text:list-item>
              <text:p text:style-name="P18">Confidentiality is most critical. If confidentiality is lost, then the enemies have intercepted the message and know of the attack while the commander still gets the message as is. <text:span text:style-name="T17">This could be something I think fairly probable if the person sending the message is attacked or how they are communicating is tapped/over a broadcast medium.</text:span> This allows the enemy to prepare for the incoming attack and the commander lo<text:span text:style-name="T17">o</text:span>sing the element of surprise. His strategy would be based on it being a surprise so the enemy actually can get the drop on them. It would be likely that they suffer heavy causalities <text:span text:style-name="T17">in their attempt to attack. </text:span></text:p>
            </text:list-item>
            <text:list-item>
              <text:p text:style-name="P19">Integrity is second most critical. <text:span text:style-name="T18">If integrity is lost, then the message got changed while sent </text:span><text:span text:style-name="T19">either by the enemy or accidentally</text:span><text:span text:style-name="T18">. </text:span><text:span text:style-name="T19">This is fairly possible like by noise in the communication channel or some MITM attack could do this.</text:span><text:span text:style-name="T18"> This could lead the commander into a trap or miscoordinate an attack</text:span><text:span text:style-name="T19">(AM becomes PM or 6 to 8)</text:span><text:span text:style-name="T18">. Both of these would lead to heavier losses of troops. </text:span></text:p>
            </text:list-item>
            <text:list-item>
              <text:p text:style-name="P18">Availability is least critical. If availability is compromised, then that means the message to the commander is lost. <text:span text:style-name="T19">This could likely occur from channel </text:span><text:s/>They do not get the message and do not attack at all (or up to their own discretion). This would mean that the commander’s troops don’t attack and suffer no losses, but they lose the chance of a sneak attack and a strategic victory. </text:p>
            </text:list-item>
          </text:list>
        </text:list-item>
        <text:list-item>
          <text:p text:style-name="P11">IAC</text:p>
          <text:list>
            <text:list-item>
              <text:p text:style-name="P20">Integrity is the most critical. If integrity is lost, then the payroll system somehow changed how much <text:span text:style-name="T20">Dr. Daniels is getting paid. This could possibly be from a</text:span><text:span text:style-name="T22">n attack taking little money from multiple people’s payroll. </text:span><text:span text:style-name="T20">This would lead to Daniels getting paid the incorrect amount. This is something that might go unnoticed making it more difficult for ISU to fix the issue and having the possibility of higher damages. </text:span></text:p>
            </text:list-item>
            <text:list-item>
              <text:p text:style-name="P20"><text:span text:style-name="T20">Availability is second most critical. If availability is lost, then the payroll system doesn’t know how much Daniels should be paid. This </text:span><text:span text:style-name="T25">is</text:span><text:span text:style-name="T20"> much more noticeable. Once, Dr. D misses one paycheck he’s likely to notice and get the payment and payroll corrected. I don’t think much harm will occur to ISU. <text:s text:c="3"/></text:span></text:p>
            </text:list-item>
            <text:list-item>
              <text:p text:style-name="P21">Confidentiality is least critical. If confidentiality is lost, then people know how much Daniels gets paid. <text:span text:style-name="T21">I’m pretty sure this is already publicly available information being a state worker. </text:span></text:p>
            </text:list-item>
          </text:list>
        </text:list-item>
        <text:list-item>
          <text:p text:style-name="P11">CIA/<text:span text:style-name="T2">CAI</text:span></text:p>
          <text:list>
            <text:list-item>
              <text:p text:style-name="P22">Confidentiality is most critical. If confidentiality is compromised, <text:span text:style-name="T21">then the person who reported the police misconduct is know to everyone. This is possible from mistakes taken by federal authorities or the reporter themselves. They are then at risk at being targeted by the cops, especially those they reported on and even more so if they were fired because of the report. Keeping their identity hidden is important for the safety of the reporter. <text:s/></text:span><text:s/></text:p>
            </text:list-item>
            <text:list-item>
              <text:p text:style-name="P23">Integrity is the second most critical. If integrity is compromised, then the federal authorities <text:span text:style-name="T22">would essentially think that someone else reported on the local police. This might harm the believability of the report or if some form of follow up by the feds, they may question the wrong person and drop the case. </text:span><text:span text:style-name="T25">This damages the reports goal of reporting their local police.</text:span></text:p>
            </text:list-item>
            <text:list-item>
              <text:p text:style-name="P22">Availability <text:span text:style-name="T21">is the least critical. </text:span><text:span text:style-name="T22">If availability is lost, the</text:span><text:span text:style-name="T25">n</text:span><text:span text:style-name="T22"> my thought is that the feds would no longer know who reported, </text:span><text:span text:style-name="T25">i.e. an attacker removes this information.</text:span><text:span text:style-name="T22"> </text:span><text:span text:style-name="T25">This would similarly harm the believability of the case as integrity. However, I think this might be more noticeable tampering making it less possible for the feds to be tricked by it. </text:span></text:p>
            </text:list-item>
          </text:list>
        </text:list-item>
      </text:list>
      <text:p text:style-name="P2"/>
      <text:list xml:id="list2642374599280" text:continue-numbering="true" text:style-name="Numbering_20_abc">
        <text:list-item>
          <text:p text:style-name="P12">CIA</text:p>
          <text:list>
            <text:list-item>
              <text:p text:style-name="P24">Confidentiality is <text:span text:style-name="T26">second </text:span>most critical. If Confidentiality is compromised, then an attacker knows my password and would be able to access my AP account. <text:span text:style-name="T26">This is very damaging as this lets an attacker access my account and lock me out of the account as well. They </text:span>can charge things like cycash and at least use to be able to add dining plans / housing / books through AP. <text:span text:style-name="T26">Plus, see my private information given to ISU. </text:span></text:p>
            </text:list-item>
            <text:list-item>
              <text:p text:style-name="P25">Integrity is most critical. If integrity is compromised, then an attacker has modified my password like by changing the hash stored by AP. This causes all the same damages as confidentiality as they gain access to my account. However, this seems much more difficult and less likely to happen compared to getting access to by password. </text:p>
            </text:list-item>
            <text:list-item>
              <text:p text:style-name="P25">Availability is least most critical. If availability is compromised, then this is like an attacker deleting my passwords in a password manager or preventing me the accessplus from being able to authenticate me. This merely means I have to create a new password or be locked out for some amount of time. This is more of an inconvience but could be critical if I need to make a payment soon. <text:s/></text:p>
            </text:list-item>
          </text:list>
        </text:list-item>
      </text:list>
      <text:p text:style-name="P5">(15 pts) 2. Read "Reflections on Trusting Trust (Links to an external site.) Article." <text:s/>as well as the Trusted Computing Base (Links to an external site.) <text:s/>(TCB) Article from Wikipedia. <text:s/>Keep in mind that the TCB is made up of the elements of the system that are included with the shipped system.</text:p>
      <text:p text:style-name="Standard"/>
      <text:p text:style-name="Standard">a. Would the login program that Thompson describes be part of a system's TCB? <text:s/>Why or Why not? <text:s/></text:p>
      <text:p text:style-name="Standard"><text:tab/><text:span text:style-name="T27">Yes, the login program of the operating system (like logind/systemd’s login portion) is a vital security software components that would be part of the TCB. </text:span><text:span text:style-name="T28">The TCB from the wikipedia article was a small amount of software and hardware that security depends on. If it misbehaves then it affects the entire system of security. Login systems general a run root setuid (that’s what my computer is doing) and preform the vital task of authenticating user logins. Them misbehaving would give an easy way to root privileges or access to other people’s accounts. <text:s/></text:span></text:p>
      <text:p text:style-name="Standard"/>
      <text:p text:style-name="Standard">b. Would the compiler be part of the TCB? Why or Why not? <text:s/></text:p>
      <text:p text:style-name="P7"><text:tab/><text:span text:style-name="T28">I think so. </text:span><text:span text:style-name="T29">(Well unless you write the system in binary.) </text:span><text:span text:style-name="T28"><text:s/></text:span></text:p>
      <text:p text:style-name="P7"><text:span text:style-name="T29">All parts of the </text:span><text:span text:style-name="T28">operating system </text:span><text:span text:style-name="T29">rely on the compiler. It is needed to build all the code into executable form. The security of the system depends on the compiler because of this. It has to trust, how Thompson showed it, that is does not inject code / trojan horses into the operating system’s security software. So it has to be trusted making it part of the TCB. <text:s/></text:span></text:p>
      <text:p text:style-name="Standard"/>
      <text:p text:style-name="Standard">c. Would the modified login program at the end of the Thompson article be considered trusted if part of the TCB? <text:s/>Is it trustworthy?</text:p>
      <text:p text:style-name="Standard"/>
      <text:p text:style-name="Standard"><text:s/><text:tab/><text:span text:style-name="T29">So the malicious form of the login program that is created by a malicous compiler would still be part of the TCB and still be trusted. The login program still preforms the vital function for security of the system and therefore has to be trusted to do that. This does not mean the program is trustworthy neither the compiler nor the login system are trustworthy. <text:s/>For it to be trustworthy, we would need to verify that the code is compiled exactly to “how it should be”. This would find the additional malicious code in both of these that doesn’t match the source code. </text:span></text:p>
      <text:p text:style-name="Standard"/>
      <text:p text:style-name="P4">(15 pts) 3. Why is non-repudiation important for:</text:p>
      <text:p text:style-name="Standard"/>
      <text:p text:style-name="P8">a. e-bay auctions -</text:p>
      <text:p text:style-name="P8"><text:span text:style-name="T30">Non-repudiation is important so that people don’t back out of the bids they make when buying items on eBay. </text:span><text:span text:style-name="T31">We confirm that they actually did bid X amount of money so they must pay that to the seller. The same goes for the seller though. It’s important to confirm that the sell does not say they didn’t put up an item for sale. Essentially confirming both sides of the transaction. </text:span></text:p>
      <text:p text:style-name="Standard"/>
      <text:p text:style-name="Standard">b. online gambling</text:p>
      <text:p text:style-name="P9"><text:span text:style-name="T30">Non-repudiation is important </text:span>so that people don’t deny a bet they made. We confirm that they did put up the bets. This prevents them from repeatedly betting a lot and denying any losses that occurred. <text:s/></text:p>
      <text:p text:style-name="Standard"/>
      <text:p text:style-name="Standard">c. certified mail (non-electronic)</text:p>
      <text:p text:style-name="P10"><text:span text:style-name="T30">Non-repudiation is important </text:span><text:span text:style-name="T31">so that people don’t deny that they received the package. We confirm that they got the package by making them sign that they got it. This prevents people from denying they got it and either requesting another one sent or a refund when they actually did get the object. </text:span></text:p>
      <text:p text:style-name="Standard"/>
      <text:p text:style-name="P5">(30 pts) 4. Find an example of a specific vulnerability in a specific software using the CVE (cve.mitre.org). </text:p>
      <text:p text:style-name="Standard"/>
      <text:p text:style-name="P26">I use openbsd and one of the CVEs I remember is </text:p>
      <text:p text:style-name="P26"><text:tab/>Mitre: <text:a xlink:type="simple" xlink:href="https://cve.mitre.org/cgi-bin/cvename.cgi?name=CVE-2020-16088" text:style-name="Internet_20_link" text:visited-style-name="Visited_20_Internet_20_Link">https://cve.mitre.org/cgi-bin/cvename.cgi?name=CVE-2020-16088</text:a> </text:p>
      <text:p text:style-name="Standard"><text:tab/><text:span text:style-name="T32">Nist: </text:span><text:a xlink:type="simple" xlink:href="https://nvd.nist.gov/vuln/detail/CVE-2020-16088#vulnCurrentDescriptionTitle" text:style-name="Internet_20_link" text:visited-style-name="Visited_20_Internet_20_Link"><text:span text:style-name="T32">https://nvd.nist.gov/vuln/detail/CVE-2020-16088#vulnCurrentDescriptionTitle</text:span></text:a><text:span text:style-name="T32"> </text:span></text:p>
      <text:p text:style-name="Standard"><text:tab/><text:span text:style-name="T37">Details: </text:span><text:a xlink:type="simple" xlink:href="https://www.cvedetails.com/cve/CVE-2020-16088" text:style-name="Internet_20_link" text:visited-style-name="Visited_20_Internet_20_Link"><text:span text:style-name="T37">https://www.cvedetails.com/cve/CVE-2020-16088</text:span></text:a><text:span text:style-name="T37"> </text:span></text:p>
      <text:p text:style-name="Standard"><text:tab/><text:span text:style-name="T32">Patch: </text:span><text:a xlink:type="simple" xlink:href="https://ftp.openbsd.org/pub/OpenBSD/patches/6.7/common/014_iked.patch.sig" text:style-name="Internet_20_link" text:visited-style-name="Visited_20_Internet_20_Link"><text:span text:style-name="T32">https://ftp.openbsd.org/pub/OpenBSD/patches/6.7/common/014_iked.patch.sig</text:span></text:a><text:span text:style-name="T32"> </text:span><text:tab/></text:p>
      <text:p text:style-name="Standard"><text:tab/><text:span text:style-name="T32">Relevant man page: </text:span><text:a xlink:type="simple" xlink:href="https://man.openbsd.org/EVP_PKEY_cmp.3" text:style-name="Internet_20_link" text:visited-style-name="Visited_20_Internet_20_Link"><text:span text:style-name="T32">https://man.openbsd.org/EVP_PKEY_cmp.3</text:span></text:a><text:span text:style-name="T32"> </text:span></text:p>
      <text:p text:style-name="Standard"/>
      <text:p text:style-name="Standard">a. Describe the flaw or condition that creates the vulnerability. <text:s/></text:p>
      <text:p text:style-name="Standard"><text:tab/>“if (!EVP_PKEY_cmp(peerkey, localkey))”</text:p>
      <text:p text:style-name="P26"/>
      <text:p text:style-name="P27"><text:span text:style-name="T32">The above code was in Openbsd’s IKEv2 IPSec implementation OpenIKED. This was used to </text:span><text:span text:style-name="T33">test if </text:span><text:span text:style-name="T32">public keys </text:span><text:span text:style-name="T33">did </text:span><text:span text:style-name="T24">not </text:span><text:span text:style-name="T33">match. When it gets past this if statement in the code it is assumed to be valid matching keys. However, the function EVP_PKEY_cmp() returns </text:span>1 if the keys match, 0 if they don't match, -1 if the key types are different and -2 if the operation is not supported. <text:span text:style-name="T33">The programmer assumed that the function simply returned 0 if it fails to match and 1 if it matches. However, if the -1 or -2 return then it is also assumed matching when they actually don’t.</text:span></text:p>
      <text:p text:style-name="Standard"/>
      <text:p text:style-name="Standard">b. Describe an attack against the vulnerability. (What needs to be done to exploit it.)</text:p>
      <text:p text:style-name="Standard"/>
      <text:p text:style-name="P28"><text:span text:style-name="T33">I believe if someone sets up a VPN server using OpenIKED and set up authentication to use public/private key pairs. </text:span><text:span text:style-name="T34">An attacker could connect to the OpenIKED server but with mismatching types of keys and authenticate. </text:span><text:span text:style-name="T35">They then have gained access to the internal network that the VPN as long as other configurations match.</text:span></text:p>
      <text:p text:style-name="Standard"/>
      <text:p text:style-name="P31">(I couldn’t find any information on details of an exact attack, so this is what I think it would be like from the patch notes and details link that shows low complexity and no prior authentication needed. So simply that line of code must be what authenticates pub keys and is skippable.)</text:p>
      <text:p text:style-name="Standard"/>
      <text:p text:style-name="Standard">c. Find a matching weakness in the CWE (cwe.mitre.org) and describe the general weakness and how it relates to the vulnerability</text:p>
      <text:p text:style-name="Standard"/>
      <text:p text:style-name="Standard"><text:a xlink:type="simple" xlink:href="https://cwe.mitre.org/data/definitions/287.html" text:style-name="Internet_20_link" text:visited-style-name="Visited_20_Internet_20_Link">https://cwe.mitre.org/data/definitions/287.html</text:a> </text:p>
      <text:p text:style-name="Standard"/>
      <text:p text:style-name="P29">Improper authentication: essentially the software that is used to confirm identity fails to legitimately prove identity of the subject trying to authenticate. </text:p>
      <text:p text:style-name="Standard"/>
      <text:p text:style-name="P30">This matches with the CVE above as the OpenIKED software failed to properly value whether public keys match. <text:span text:style-name="T36">This allows the authentication to be bypassed when setting up the IPSec channel. </text:span></text:p>
      <text:p text:style-name="Standard"/>
      <text:p text:style-name="Standard">Include the URLs of any links to the vulnerability you choose.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29T12:12:00.311776515</meta:creation-date>
    <dc:date>2022-08-30T00:26:40.916247238</dc:date>
    <meta:editing-duration>PT1H37M58S</meta:editing-duration>
    <meta:editing-cycles>17</meta:editing-cycles>
    <meta:generator>LibreOffice/7.3.2.2$OpenBSD_X86_64 LibreOffice_project/30$Build-2</meta:generator>
    <meta:document-statistic meta:table-count="0" meta:image-count="0" meta:object-count="0" meta:page-count="5" meta:paragraph-count="66" meta:word-count="2363" meta:character-count="13993" meta:non-whitespace-character-count="11643"/>
  </office:meta>
</office:document-meta>
</file>